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5f_heading_5f_1">Стрелочные функции</text:p>
      <text:p text:style-name="_5f_text">Одной и популярной фичей с появлением ES6 стали стрелочные функции, которые позволяют выполнять краткий способ записи функции в скриптах. В данном посту мы поговорим именно об этой возможности, и разберем возможности использования их в коде.</text:p>
      <text:p text:style-name="_5f_text">Для начала стоит привести простой пример, традиционного способа использования функции в ES5. Создадим простую функцию, которая будет получать в качестве параметра число, и умножать его на 2.</text:p>
      <text:p text:style-name="_5f_code">function byTwo(Num) {</text:p>
      <text:p text:style-name="_5f_code"><text:s text:c="4"/>return Num * 2</text:p>
      <text:p text:style-name="_5f_code">}</text:p>
      <text:p text:style-name="_5f_code">byTwo(5); <text:s/>// 10</text:p>
      <text:p text:style-name="_5f_text">Чтобы сделать подобную операцию, но с использованием стрелочной функции, можно использовать запись такого вида:</text:p>
      <text:p text:style-name="_5f_code">var byTwo = Num =&gt; Num * 2</text:p>
      <text:p text:style-name="_5f_code">byTwo(5); <text:s/>// 10</text:p>
      <text:p text:style-name="_5f_text">Получили запись, которая гораздо короче. Таким образом, в данном случае есть возможность не использовать фигурные скобки, а также оператор return. Здесь используется неявный возврат, и так же отсутствуют блоки. Стоит отметить основные отличия поведения стрелочных функций от обычных ES5 функций.</text:p>
      <text:p text:style-name="_5f_text">Первое, что бросается в глаза при их использовании, это вариативность синтаксиса. Стоит рассмотреть самые популярные случаи использования стрелочных функций.</text:p>
      <text:p text:style-name="_5f_text"/>
      <text:p text:style-name="_5f_heading_5f_3">Стрелочные функции без параметров</text:p>
      <text:p text:style-name="_5f_text">Как мы уже знаем параметры функции передаются посредством скобок. Если параметров нет, то скобки можно оставить пустыми. Таким образом, запись стрелочной функции без передачи параметров будет выглядеть таким образом:</text:p>
      <text:p text:style-name="_5f_code">() =&gt; 52</text:p>
      <text:p text:style-name="_5f_text">Однако скобки как оказалось можно не использовать, в результате получаем запись вида:</text:p>
      <text:p text:style-name="_5f_code">_ =&gt; 52</text:p>
      <text:p text:style-name="_5f_text">Стрелочные функции с одним параметром</text:p>
      <text:p text:style-name="_5f_text">Кроме того, если в функции не планируется использовать более одного параметра, то по аналогии можно вместо скобок указывать имя параметра.</text:p>
      <text:p text:style-name="_5f_code">x =&gt; 52 <text:s/>|| (x) =&gt; 52</text:p>
      <text:p text:style-name="_5f_text">Условие «или» в коде обозначает что они являются аналогами.</text:p>
      <text:p text:style-name="_5f_text"/>
      <text:p text:style-name="_5f_text">Стрелочные функции с множеством параметров</text:p>
      <text:p text:style-name="_5f_text">Если в стрелочной функции используются несколько параметров, то круглые скобки использовать обязательно.</text:p>
      <text:p text:style-name="_5f_text"/>
      <text:p text:style-name="_5f_text">1</text:p>
      <text:p text:style-name="_5f_text">(x, y) =&gt; 52</text:p>
      <text:p text:style-name="_5f_text">Function statements – функциональное выражение</text:p>
      <text:p text:style-name="_5f_text">Существует синтаксис для объявления функции function expression, который наглядно отображает что функция является всего лишь разновидностью значения переменной. Результат function expression будет значение. Что касается function statements, то здесь результатом работы функции будет какое-либо действие.</text:p>
      <text:p text:style-name="_5f_text">В стрелочных функциях function statements требует наличия фигурных скобок, а также оператор return.</text:p>
      <text:p text:style-name="_5f_text"/>
      <text:p text:style-name="_5f_text">1</text:p>
      <text:p text:style-name="_5f_text">2</text:p>
      <text:p text:style-name="_5f_text">3</text:p>
      <text:p text:style-name="_5f_text">4</text:p>
      <text:p text:style-name="_5f_text"><text:soft-page-break/>5</text:p>
      <text:p text:style-name="_5f_text">6</text:p>
      <text:p text:style-name="_5f_text">7</text:p>
      <text:p text:style-name="_5f_text">var hungryCat = (cat) =&gt; {</text:p>
      <text:p text:style-name="_5f_text"><text:s text:c="4"/>if (cat === 'hungry') {</text:p>
      <text:p text:style-name="_5f_text"><text:s text:c="8"/>return 'Нужно покормить кота!';</text:p>
      <text:p text:style-name="_5f_text"><text:s text:c="4"/>} else {</text:p>
      <text:p text:style-name="_5f_text"><text:s text:c="8"/>return 'Кот не голоден!';</text:p>
      <text:p text:style-name="_5f_text"><text:s text:c="4"/>}</text:p>
      <text:p text:style-name="_5f_text">}</text:p>
      <text:p text:style-name="_5f_text">Наличие фигурных скобок в подобных случаях всегда требуют присутствия оператора return.</text:p>
      <text:p text:style-name="_5f_text"/>
      <text:p text:style-name="_5f_text">Литерал объекта</text:p>
      <text:p text:style-name="_5f_text">Литерал объекта представляет из себя список свойств, заключённые в фигурные скобки, в формате «имя: значение». В стрелочных функциях если вы объявляете литерал объекта, то здесь следует выделить их скобками. Таким образом, интерпретатор после определения содержимого внутри скобок, будет возвращать литерал объекта.</text:p>
      <text:p text:style-name="_5f_text"/>
      <text:p text:style-name="_5f_text">1</text:p>
      <text:p text:style-name="_5f_text">x =&gt;({ y: x })</text:p>
      <text:p text:style-name="_5f_text">Стрелочные функции анонимны</text:p>
      <text:p text:style-name="_5f_text">Отличительная особенность стрелочных функции — это анонимность, говоря простым языком они не имеют названий. В свою очередь, их использование может нести некоторые неудобства. Так к примеру, получив ошибку, отследить номер строки где возникла ошибка будет гораздо сложнее, это может замедлить процесс отладки кода. Другая особенность, это отсутствие возможности сослаться на саму себя. Это бывает нужно, когда требуется рекурсия, в других случаях, например, может потребоваться отвязать обработчик событий, и это не сработает.</text:p>
      <text:p text:style-name="_5f_text"/>
      <text:p text:style-name="_5f_text">Отсутствие привязки к this</text:p>
      <text:p text:style-name="_5f_text">В зависимости от контекста вызова функции, в классическом выражении this привязывается к различным значениям, которым оно вызвано. Что касается стрелочных функций, то здесь this является лексически привязанным. Проще говоря, ключ this используется в той части кода, в которой содержится стрелочная функция. Для наглядности, давайте рассмотрим пример с функцией setTimeout().</text:p>
      <text:p text:style-name="_5f_text"/>
      <text:p text:style-name="_5f_text">Реализация на ES5:</text:p>
      <text:p text:style-name="_5f_text"/>
      <text:p text:style-name="_5f_text">1</text:p>
      <text:p text:style-name="_5f_text">2</text:p>
      <text:p text:style-name="_5f_text">3</text:p>
      <text:p text:style-name="_5f_text">4</text:p>
      <text:p text:style-name="_5f_text">5</text:p>
      <text:p text:style-name="_5f_text">6</text:p>
      <text:p text:style-name="_5f_text">7</text:p>
      <text:p text:style-name="_5f_text">8</text:p>
      <text:p text:style-name="_5f_text">var obj = {</text:p>
      <text:p text:style-name="_5f_text"><text:s text:c="4"/>id: 42,</text:p>
      <text:p text:style-name="_5f_text"><text:s text:c="4"/>counter: function counter() {</text:p>
      <text:p text:style-name="_5f_text"><text:s text:c="8"/>setTimeout(function() {</text:p>
      <text:p text:style-name="_5f_text"><text:s text:c="12"/>console.log(this.id);</text:p>
      <text:p text:style-name="_5f_text"><text:s text:c="8"/>}.bind(this), 1000);</text:p>
      <text:p text:style-name="_5f_text"><text:s text:c="4"/>}</text:p>
      <text:p text:style-name="_5f_text">};</text:p>
      <text:p text:style-name="_5f_text">Реализация на ES6:</text:p>
      <text:p text:style-name="_5f_text"/>
      <text:p text:style-name="_5f_text">1</text:p>
      <text:p text:style-name="_5f_text">2</text:p>
      <text:p text:style-name="_5f_text">3</text:p>
      <text:p text:style-name="_5f_text">4</text:p>
      <text:p text:style-name="_5f_text">5</text:p>
      <text:p text:style-name="_5f_text"><text:soft-page-break/>6</text:p>
      <text:p text:style-name="_5f_text">7</text:p>
      <text:p text:style-name="_5f_text">8</text:p>
      <text:p text:style-name="_5f_text">var obj = {</text:p>
      <text:p text:style-name="_5f_text"><text:s text:c="4"/>id: 42,</text:p>
      <text:p text:style-name="_5f_text"><text:s text:c="4"/>counter: function counter() {</text:p>
      <text:p text:style-name="_5f_text"><text:s text:c="8"/>setTimeout(() =&gt; {</text:p>
      <text:p text:style-name="_5f_text"><text:s text:c="12"/>console.log(this.id);</text:p>
      <text:p text:style-name="_5f_text"><text:s text:c="8"/>}, 1000);</text:p>
      <text:p text:style-name="_5f_text"><text:s text:c="4"/>}</text:p>
      <text:p text:style-name="_5f_text">};</text:p>
      <text:p text:style-name="_5f_text">Отличие этих функций в том, что для ES5 чтобы добраться до нужной функции, нужно использовать .bind(this), иначе this определён не будет. Что касается стрелочной функции в ES6, то тут нет привязки к ключевому слову this. Значение this будет определяться выше, в той области, где оно было определено.</text:p>
      <text:p text:style-name="_5f_text"/>
      <text:p text:style-name="_5f_heading_5f_3">Использование стрелочных функций в коде</text:p>
      <text:p text:style-name="_5f_text">Стрелочные функции не являются альтернативой обычным функциям, стоит это понимать. Использовать их нужно тогда, когда это действительно может быть удобным. К примеру, стрелочные функции могут хорошо подойти там, где нужно делать привязку ключа this к контексту, а не к самой функции. Для callback функций с динамическим контекстом стрелочные функции являются не очень удобными, также, как и в случае объектных методов.</text:p>
      <text:p text:style-name="_5f_heading_5f_2">Деструктуризация </text:p>
      <text:p text:style-name="_5f_heading_5f_3">Извлечение данных из массивов</text:p>
      <text:p text:style-name="_5f_text">Допустим, у вас есть массив имен.</text:p>
      <text:p text:style-name="_5f_code">const names = ['Luke', 'Eva', 'Phil']; <text:s/></text:p>
      <text:p text:style-name="_5f_text">Далее воспользуемся деструктуризацией для извлечения данных из массива.</text:p>
      <text:p text:style-name="_5f_text"/>
      <text:p text:style-name="_5f_heading_5f_3">Извлечение элементов из массива</text:p>
      <text:p text:style-name="_5f_text">Начнем с абсолютных основ - извлечения первого элемента из массива.</text:p>
      <text:p text:style-name="_5f_code">const [first] = names; <text:s/></text:p>
      <text:p text:style-name="_5f_code">console.log(first); // 'Luke' <text:s/></text:p>
      <text:p text:style-name="_5f_text">Хорошо, давайте разберемся, что на самом деле делает этот синтаксис. Заключая объявление переменной в квадратные скобки, мы говорим, что хотим взять первый элемент <text:span text:style-name="_5f_bold">names</text:span> и присвоить его переменной - в нашем случае присвоить переменной первый элемент <text:span text:style-name="_5f_bold">first</text:span>.</text:p>
      <text:p text:style-name="_5f_text">Итак, что нам делать, если мы хотим извлечь несколько элементов - скажем, первый и второй элемент? Легко - мы просто добавляем больше переменных в квадратные скобки. Это приведет к тому, что новые элементы будут извлечены из передней части массива и назначены определенным переменным.</text:p>
      <text:p text:style-name="_5f_code">const [first, second] = names; <text:s/></text:p>
      <text:p text:style-name="_5f_code">console.log(first, second); // 'Luke' 'Eva' <text:s/></text:p>
      <text:p text:style-name="_5f_heading_5f_3">Значения по умолчанию при отсутствии элементов</text:p>
      <text:p text:style-name="_5f_text">Но что произойдет, если мы попытаемся извлечь четыре элемента из нашего массива, который содержит только три элемента?</text:p>
      <text:p text:style-name="_5f_code">const [first, second, third, fourth] = names; <text:s/></text:p>
      <text:p text:style-name="_5f_code">console.log(fourth); // undefined <text:s/></text:p>
      <text:p text:style-name="_5f_text"><text:soft-page-break/>В этом сценарии <text:span text:style-name="_5f_bold">fourthбудет</text:span> неопределенным.</text:p>
      <text:p text:style-name="_5f_text">Это во многих сценариях нежелательно, поэтому мы можем определить значение по умолчанию, которое будет использоваться, если массив не содержит достаточного количества элементов.</text:p>
      <text:p text:style-name="_5f_code">const [first, second, third, fourth='Martin'] = names; <text:s/></text:p>
      <text:p text:style-name="_5f_code">console.log(fourth); // 'Martin' <text:s/></text:p>
      <text:p text:style-name="_5f_heading_5f_3">Пропуск элементов в массиве</text:p>
      <text:p text:style-name="_5f_text">До сих пор мы сохраняли простоту и выбирали элементы с начала списка.</text:p>
      <text:p text:style-name="_5f_text">Теперь могут быть сценарии, в которых мы хотели бы пропустить элементы. В этом случае мы хотели бы избежать присвоения ненужных элементов переменным.</text:p>
      <text:p text:style-name="_5f_text">К счастью, деструктуризация нашла хорошее решение этой проблемы.</text:p>
      <text:p text:style-name="_5f_code">var [first, , second] = names; <text:s/></text:p>
      <text:p text:style-name="_5f_code">console.log(first, second); // 'Luke' 'Phil' <text:s/></text:p>
      <text:p text:style-name="_5f_text">Просто добавив еще одну запятую без присвоения переменной, мы можем перейти к следующему элементу. Что, если мы хотим пропустить больше элементов? Легко - просто добавьте больше запятых!</text:p>
      <text:p text:style-name="_5f_heading_5f_3">Назначьте оставшуюся часть массива переменной</text:p>
      <text:p text:style-name="_5f_text">Мы видели, что извлекать различные элементы легко, но часто мы хотели бы сохранить часть массива, которая не была извлечена.</text:p>
      <text:p text:style-name="_5f_text">Посмотрим, как это сделать с помощью деструктурирования.</text:p>
      <text:p text:style-name="_5f_text"/>
      <text:p text:style-name="_5f_code">var [first, ...rest] = names; <text:s/></text:p>
      <text:p text:style-name="_5f_code">console.log(rest); // ['Eva','Phil'] <text:s/></text:p>
      <text:p text:style-name="_5f_text">Добавив к последней переменной префикс, ...мы можем сказать, что хотим присвоить остальную часть массива переменной с именем <text:span text:style-name="_5f_bold">rest</text:span>.</text:p>
      <text:p text:style-name="_5f_heading_5f_3">Разрушение объектов</text:p>
      <text:p text:style-name="_5f_text">Хорошо, теперь, когда у нас есть массив, давайте посмотрим, можем ли мы извлекать данные из объектов.</text:p>
      <text:p text:style-name="_5f_text">Рассмотрим следующий объект, описывающий человека.</text:p>
      <text:p text:style-name="_5f_code">const person = { <text:s/></text:p>
      <text:p text:style-name="_5f_code"><text:s text:c="2"/>name: 'Luke',</text:p>
      <text:p text:style-name="_5f_code"><text:s text:c="2"/>age: '24',</text:p>
      <text:p text:style-name="_5f_code"><text:s text:c="2"/>facts: {</text:p>
      <text:p text:style-name="_5f_code"><text:s text:c="4"/>hobby: 'Photo',</text:p>
      <text:p text:style-name="_5f_code"><text:s text:c="4"/>work: 'Software Developer'</text:p>
      <text:p text:style-name="_5f_code"><text:s text:c="2"/>}</text:p>
      <text:p text:style-name="_5f_code">}</text:p>
      <text:p text:style-name="_5f_heading_5f_4">Извлечение данных из объекта</text:p>
      <text:p text:style-name="_5f_text">Давайте снова начнем с основ, извлекая имя и возраст из person.</text:p>
      <text:p text:style-name="_5f_code">const {name, age} = person; <text:s/></text:p>
      <text:p text:style-name="_5f_code">console.log(name, age); // 'Luke' '24' <text:s/></text:p>
      <text:p text:style-name="_5f_text">Как видите, у нас почти такой же синтаксис, как и у массива, только теперь мы используем фигурные скобки вместо квадратных, чтобы указать, что мы хотим извлечь.</text:p>
      <text:p text:style-name="_5f_heading_5f_4">Извлечение вложенных значений</text:p>
      <text:p text:style-name="_5f_text">А что, если мы хотим извлечь что-то более глубокое из структуры объекта - скажем, хобби человека?</text:p>
      <text:p text:style-name="_5f_code">const {facts: {hobby}} = person; <text:s/></text:p>
      <text:p text:style-name="_5f_code">console.log(hobby); // 'Photo' <text:s/></text:p>
      <text:p text:style-name="_5f_text"><text:soft-page-break/>Используя двоеточие, мы можем объяснить путь через объект, в результате чего мы можем объяснить, какое свойство нас интересует.</text:p>
      <text:p text:style-name="_5f_heading_5f_4">Значения по умолчанию при отсутствии данных</text:p>
      <text:p text:style-name="_5f_text">Как мы видели при деструктуризации массивов, мы можем указать значения по умолчанию, которые будут использоваться, если данные для извлечения не существуют.</text:p>
      <text:p text:style-name="_5f_text">Чтобы увидеть, как это делается, давайте попытаемся извлечь родной город, но со <text:span text:style-name="_5f_bold">Unknown</text:span> значением по умолчанию.</text:p>
      <text:p text:style-name="_5f_code">const {hometown = 'Unknown'} = person; <text:s/></text:p>
      <text:p text:style-name="_5f_code">console.log(hometown); // 'Unknown' <text:s/></text:p>
      <text:p text:style-name="_5f_heading_5f_4">Разрушение параметра функции</text:p>
      <text:p text:style-name="_5f_text">Прежде чем закончить, давайте рассмотрим еще одно удобное использование - параметры функции деструктуризации.</text:p>
      <text:p text:style-name="_5f_text">Скажем, ваша функция получает объект в качестве параметра. Затем вы можете деструктурировать параметр прямо в списке параметров!</text:p>
      <text:p text:style-name="_5f_text">Давайте попробуем, создав toString функцию, которая печатает имя и возраст человека.</text:p>
      <text:p text:style-name="_5f_code">const toString = ({name, age}) =&gt; { <text:s/></text:p>
      <text:p text:style-name="_5f_code"><text:s text:c="2"/>return `${name} is ${age} years old`;</text:p>
      <text:p text:style-name="_5f_code">}</text:p>
      <text:p text:style-name="_5f_text"/>
      <text:p text:style-name="_5f_code">toString(person); // Luke is 24 years old <text:s/></text:p>
      <text:p text:style-name="_5f_text">На этом пока все. В следующем посте мы рассмотрим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1"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agraph-properties fo:margin-left="0cm" fo:margin-right="0cm" fo:margin-top="0cm" fo:margin-bottom="0.199cm" style:contextual-spacing="true" fo:line-height="100%" fo:text-align="justify" style:justify-single-word="false" fo:text-indent="0.499cm" style:auto-text-indent="false"/>
      <style:text-properties style:font-name="Calibri Light1" fo:font-family="'Calibri Light'" style:font-style-name="Обычный" style:font-family-generic="swiss" style:font-pitch="variable" fo:font-size="10pt" fo:font-weight="250"/>
    </style:style>
    <style:style style:name="_5f_heading_5f_1" style:display-name="_heading_1"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18pt"/>
    </style:style>
    <style:style style:name="_5f_heading_5f_2" style:display-name="_heading_2" style:family="paragraph" style:parent-style-name="_5f_heading_5f_1">
      <style:text-properties fo:font-variant="normal" fo:text-transform="none" fo:font-size="16pt"/>
    </style:style>
    <style:style style:name="_5f_code" style:display-name="_code" style:family="paragraph" style:master-page-name="">
      <style:paragraph-properties fo:margin-left="0.101cm" fo:margin-right="0cm" fo:margin-top="0cm" fo:margin-bottom="0.199cm" style:contextual-spacing="true" fo:text-indent="0cm" style:auto-text-indent="false" style:page-number="auto"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_5f_heading_5f_3" style:display-name="_heading_3" style:family="paragraph" style:parent-style-name="_5f_heading_5f_2">
      <style:text-properties fo:font-size="14pt"/>
    </style:style>
    <style:style style:name="_5f_heading_5f_4" style:display-name="_heading_4" style:family="paragraph" style:parent-style-name="_5f_heading_5f_3">
      <style:text-properties fo:font-size="12pt"/>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1"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 fo:font-family="'Calibri Light'" style:font-style-name="Жирный" style:font-family-generic="swiss" style:font-pitch="variable" fo:font-size="10pt" fo:language="zxx" fo:country="none" fo:font-weight="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1"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1"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0-15T20:03:56.468000000</dc:date>
    <meta:editing-duration>PT2H47M47S</meta:editing-duration>
    <meta:editing-cycles>24</meta:editing-cycles>
    <meta:generator>LibreOffice/7.0.1.2$Windows_X86_64 LibreOffice_project/7cbcfc562f6eb6708b5ff7d7397325de9e764452</meta:generator>
    <meta:document-statistic meta:table-count="0" meta:image-count="0" meta:object-count="0" meta:page-count="5" meta:paragraph-count="157" meta:word-count="1320" meta:character-count="9292" meta:non-whitespace-character-count="7948"/>
  </office:meta>
</office:document-meta>
</file>